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0f6253" fo:background-color="#ffff00"/>
    </style:style>
    <style:style style:name="P2" style:family="paragraph" style:parent-style-name="Standard" style:list-style-name="L1">
      <style:paragraph-properties fo:background-color="transparent">
        <style:background-image/>
      </style:paragraph-properties>
      <style:text-properties officeooo:rsid="0013eff7" officeooo:paragraph-rsid="0013eff7" fo:background-color="#ffff00"/>
    </style:style>
    <style:style style:name="P3" style:family="paragraph" style:parent-style-name="Standard" style:list-style-name="L1">
      <style:paragraph-properties fo:background-color="transparent">
        <style:background-image/>
      </style:paragraph-properties>
      <style:text-properties officeooo:rsid="0013eff7" officeooo:paragraph-rsid="0013eff7" fo:background-color="#23ff23"/>
    </style:style>
    <style:style style:name="P4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13eff7" fo:background-color="transparent"/>
    </style:style>
    <style:style style:name="P5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15e628" fo:background-color="transparent"/>
    </style:style>
    <style:style style:name="P6" style:family="paragraph" style:parent-style-name="Standard" style:list-style-name="L1">
      <style:paragraph-properties fo:background-color="transparent">
        <style:background-image/>
      </style:paragraph-properties>
      <style:text-properties officeooo:rsid="0013eff7" officeooo:paragraph-rsid="0013eff7" fo:background-color="transparent"/>
    </style:style>
    <style:style style:name="P7" style:family="paragraph" style:parent-style-name="Standard" style:list-style-name="L1">
      <style:paragraph-properties fo:background-color="transparent">
        <style:background-image/>
      </style:paragraph-properties>
      <style:text-properties officeooo:paragraph-rsid="0013eff7"/>
    </style:style>
    <style:style style:name="P8" style:family="paragraph" style:parent-style-name="Standard" style:list-style-name="L1">
      <style:paragraph-properties fo:background-color="transparent">
        <style:background-image/>
      </style:paragraph-properties>
      <style:text-properties officeooo:rsid="0013eff7" officeooo:paragraph-rsid="0013eff7"/>
    </style:style>
    <style:style style:name="T1" style:family="text">
      <style:text-properties officeooo:rsid="0013eff7"/>
    </style:style>
    <style:style style:name="T2" style:family="text">
      <style:text-properties officeooo:rsid="0015e628"/>
    </style:style>
    <style:style style:name="T3" style:family="text">
      <style:text-properties officeooo:rsid="0013eff7" fo:background-color="#ffff00"/>
    </style:style>
    <style:style style:name="T4" style:family="text">
      <style:text-properties officeooo:rsid="0013eff7" fo:background-color="#23ff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356016" text:style-name="L1">
        <text:list-item>
          <text:p text:style-name="P1">Status of the Project</text:p>
        </text:list-item>
        <text:list-item>
          <text:p text:style-name="P2">Next Project improvements</text:p>
          <text:list>
            <text:list-item>
              <text:p text:style-name="P3">Fix the pictures stretched</text:p>
              <text:list>
                <text:list-item>
                  <text:p text:style-name="P6">Header</text:p>
                </text:list-item>
                <text:list-item>
                  <text:p text:style-name="P6">Pictures in the pages</text:p>
                </text:list-item>
              </text:list>
            </text:list-item>
            <text:list-item>
              <text:p text:style-name="P3">improve the description of the project</text:p>
              <text:list>
                <text:list-item>
                  <text:p text:style-name="P6">purposes</text:p>
                </text:list-item>
                <text:list-item>
                  <text:p text:style-name="P6">features</text:p>
                </text:list-item>
                <text:list-item>
                  <text:p text:style-name="P5"><text:span text:style-name="T2">tell about NTC 08 &amp; </text:span><text:span text:style-name="T1">EU 305/2011</text:span></text:p>
                </text:list-item>
                <text:list-item>
                  <text:p text:style-name="P6">link to borgoforte bridge or incorporate map (if you prefer :-) ):</text:p>
                  <text:list>
                    <text:list-item>
                      <text:p text:style-name="P6">&lt;iframe src="https://www.google.com/maps/embed?pb=!1m14!1m12!1m3!1d3436.954016966272!2d10.754984923790765!3d45.045481853266686!2m3!1f0!2f0!3f0!3m2!1i1024!2i768!4f13.1!5e1!3m2!1sit!2sit!4v1387812176144" width="600" height="450" frameborder="0" style="border:0"&gt;&lt;/iframe&gt;</text:p>
                    </text:list-item>
                    <text:list-item>
                      <text:p text:style-name="P6">link to AIPO site for borgoforte real values:</text:p>
                      <text:list>
                        <text:list-item>
                          <text:p text:style-name="P7"><text:a xlink:type="simple" xlink:href="http://46.37.22.75/aipo/current.asp?ID=2&amp;Measure=All"><text:span text:style-name="T1">http://46.37.22.75/aipo/current.asp?ID=2&amp;Measure=All</text:span></text:a></text:p>
                        </text:list-item>
                        <text:list-item>
                          <text:p text:style-name="P7"><text:a xlink:type="simple" xlink:href="http://46.37.22.75/aipo/Data.asp?Station=2&amp;Measure=All"><text:span text:style-name="T1">http://46.37.22.75/aipo/Data.asp?Station=2&amp;Measure=All</text:span></text:a></text:p>
                        </text:list-item>
                        <text:list-item>
                          <text:p text:style-name="P8">play with these graphs :-P (our site is much better!!!! :-) )</text:p>
                        </text:list-item>
                      </text:list>
                    </text:list-item>
                    <text:list-item>
                      <text:p text:style-name="P6">…</text:p>
                    </text:list-item>
                  </text:list>
                </text:list-item>
              </text:list>
            </text:list-item>
            <text:list-item>
              <text:p text:style-name="P3">Fix the labels in the current state page</text:p>
            </text:list-item>
            <text:list-item>
              <text:p text:style-name="P4"><text:span text:style-name="T4">Fix the information</text:span><text:span text:style-name="T1"> (add more)</text:span><text:span text:style-name="T4"> in the statistic page</text:span></text:p>
            </text:list-item>
            <text:list-item>
              <text:p text:style-name="P4"><text:span text:style-name="T1">Add the </text:span><text:span text:style-name="T4">alarm button</text:span><text:span text:style-name="T1"> with the alarm procdure</text:span></text:p>
              <text:list>
                <text:list-item>
                  <text:p text:style-name="P6">Send mail</text:p>
                </text:list-item>
                <text:list-item>
                  <text:p text:style-name="P6">Pop-up</text:p>
                </text:list-item>
              </text:list>
            </text:list-item>
            <text:list-item>
              <text:p text:style-name="P3">Add the last timestamp from 10 min table in the footer</text:p>
            </text:list-item>
          </text:list>
        </text:list-item>
        <text:list-item>
          <text:p text:style-name="P2">Next Documentation Improvements</text:p>
          <text:list>
            <text:list-item>
              <text:p text:style-name="P6">User &amp; Installation Guide</text:p>
            </text:list-item>
            <text:list-item>
              <text:p text:style-name="P6">Check Technical Documentation &amp; comment it</text:p>
            </text:list-item>
            <text:list-item>
              <text:p text:style-name="P6">Finalize Design &amp; Requirements Documentation</text:p>
            </text:list-item>
            <text:list-item>
              <text:p text:style-name="P6">Test report</text:p>
            </text:list-item>
          </text:list>
        </text:list-item>
        <text:list-item>
          <text:p text:style-name="P2">Add description to FER site about our product, with logo et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2:50:14.71</meta:creation-date>
    <dc:date>2014-01-03T15:26:30.88</dc:date>
    <meta:editing-duration>P0D</meta:editing-duration>
    <meta:editing-cycles>6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28" meta:word-count="170" meta:character-count="1207" meta:non-whitespace-character-count="1093"/>
  </office:meta>
</office:document-meta>
</file>